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e47b" officeooo:paragraph-rsid="000e5a06"/>
    </style:style>
    <style:style style:name="P2" style:family="paragraph" style:parent-style-name="Standard">
      <style:paragraph-properties fo:text-align="start" style:justify-single-word="false"/>
      <style:text-properties officeooo:rsid="000ec79a" officeooo:paragraph-rsid="000ec79a"/>
    </style:style>
    <style:style style:name="P3" style:family="paragraph" style:parent-style-name="Standard">
      <style:paragraph-properties fo:text-align="start" style:justify-single-word="false"/>
      <style:text-properties officeooo:rsid="0011d0b3" officeooo:paragraph-rsid="0011d0b3"/>
    </style:style>
    <style:style style:name="T1" style:family="text">
      <style:text-properties officeooo:rsid="000de47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S</text:span>elect d.first_name, d.last_name</text:p>
      <text:p text:style-name="Standard"><text:span text:style-name="T1">F</text:span>rom directors <text:span text:style-name="T1">A</text:span>s d </text:p>
      <text:p text:style-name="Standard">Join movies_directors <text:span text:style-name="T1">A</text:span>s md On d.id = md.director_id</text:p>
      <text:p text:style-name="Standard">Join movies <text:span text:style-name="T1">A</text:span>s m <text:span text:style-name="T1">O</text:span>n md.movie_id = m.id</text:p>
      <text:p text:style-name="Standard"><text:span text:style-name="T1">W</text:span>here name = 'Pulp Fiction';</text:p>
      <text:p text:style-name="P1"/>
      <text:p text:style-name="P1">Select m.name, m.rank</text:p>
      <text:p text:style-name="P1">From movies As m</text:p>
      <text:p text:style-name="P1">Join movies_genres As mg On m.id = mg.movie_id</text:p>
      <text:p text:style-name="P1">Where mg.genre = 'Adventure' And m.year &gt; 1990;</text:p>
      <text:p text:style-name="P2"/>
      <text:p text:style-name="P2">Select m.name, d.first_name, d.last_name</text:p>
      <text:p text:style-name="P2">From movies As m</text:p>
      <text:p text:style-name="P2">Join movies_genres As mg On m.id = mg.movie_id</text:p>
      <text:p text:style-name="P2">Join movies_directors As md On m.id = md.movie_id</text:p>
      <text:p text:style-name="P2">Join directors As d On md.director_id = d.id</text:p>
      <text:p text:style-name="P2">Where mg.genre = 'Thriller';</text:p>
      <text:p text:style-name="P2"/>
      <text:p text:style-name="P3">Select a1.first_name As actor1_first_name, a1.last_name As actor1_last_name, a2.first_name As actor2_first_name, a2.last_name As actor2_last_name</text:p>
      <text:p text:style-name="P3">From roles As r1</text:p>
      <text:p text:style-name="P3">Join roles As r2 On r1.movie_id = r2.movie_id And r1.role = r2.role And r1.actor_id &lt; r2.actor_id</text:p>
      <text:p text:style-name="P3">Join actors As a1 On r1.actor_id = a1.id</text:p>
      <text:p text:style-name="P3">Join actors As a2 On r2.actor_id = a2.id;</text:p>
      <text:p text:style-name="P3"/>
      <text:p text:style-name="P3">Select Distinct m.name</text:p>
      <text:p text:style-name="P3">From movies As m</text:p>
      <text:p text:style-name="P3">Join roles As r On m.id = r.movie_id</text:p>
      <text:p text:style-name="P3">Join actors As a On r.actor_id = a.id</text:p>
      <text:p text:style-name="P3">Left Join roles As r2 On m.id = r2.movie_id</text:p>
      <text:p text:style-name="P3">Left Join actors as a2 On r2.actor_id = a2.id And a2.gender = 'Female'</text:p>
      <text:p text:style-name="P3">Where a2.id Is Null</text:p>
      <text:p text:style-name="P3"/>
      <text:p text:style-name="P3">Select a.first_name, a.last_name</text:p>
      <text:p text:style-name="P3">From actors As a</text:p>
      <text:p text:style-name="P3">Left Join roles As r On a.id = r.actor_id</text:p>
      <text:p text:style-name="P3">Left Join movies_genres As mg On r.movie_id = mg.movie_id And mg.genre = 'Comedy'</text:p>
      <text:p text:style-name="P3">Where mg.genre Is Null;</text:p>
      <text:p text:style-name="P3"/>
      <text:p text:style-name="P3">Select d.first_name, d.last_name</text:p>
      <text:p text:style-name="P3">From directors As d</text:p>
      <text:p text:style-name="P3">Join movies_directors As md On d.id = md.director_id</text:p>
      <text:p text:style-name="P3">Join movies_genres As mg On md.movie_id = mg.movie_id</text:p>
      <text:p text:style-name="P3">Where mg.genre = 'Comedy'</text:p>
      <text:p text:style-name="P3">Intersect</text:p>
      <text:p text:style-name="P3">Select d.first_name, d.last_name</text:p>
      <text:p text:style-name="P3">From directors As d</text:p>
      <text:p text:style-name="P3">Join movies_directors As md On d.id = md.director_id</text:p>
      <text:p text:style-name="P3">Join movies_genres As mg On md.movie_id = mg.movie_id</text:p>
      <text:p text:style-name="P3">Where mg.genre = 'Adventure'</text:p>
      <text:p text:style-name="P3"/>
      <text:p text:style-name="P3"/>
      <text:p text:style-name="P3"><text:soft-page-break/></text:p>
      <text:p text:style-name="P3"/>
      <text:p text:style-name="P3">Select d.first_name, d.last_name</text:p>
      <text:p text:style-name="P3">From directors As d</text:p>
      <text:p text:style-name="P3">Left Join movies_directors As md On d.id = md.director_id</text:p>
      <text:p text:style-name="P3">Left Join movies_genres As mg On md.movie_id = mg.movie_id And mg.genre = 'Adventure'</text:p>
      <text:p text:style-name="P3">Where mg.genre Is Null;</text:p>
      <text:p text:style-name="P3"/>
      <text:p text:style-name="P3">With dir_pulpfiction As (Select d.id As director_id </text:p>
      <text:p text:style-name="P3"><text:tab/><text:tab/><text:tab/> <text:s text:c="4"/>From movies As m</text:p>
      <text:p text:style-name="P3"><text:tab/><text:tab/><text:tab/> <text:s text:c="4"/>Join movies_directors As md On m.id = md.movie_id</text:p>
      <text:p text:style-name="P3"><text:tab/><text:tab/> <text:s text:c="16"/>Join directors As d On md.director_id = d.id</text:p>
      <text:p text:style-name="P3"><text:tab/><text:tab/><text:tab/> <text:s text:c="4"/>Where m.name = 'Pulp Fiction')</text:p>
      <text:p text:style-name="P3">Select m.name</text:p>
      <text:p text:style-name="P3">From movies As m</text:p>
      <text:p text:style-name="P3">Join movies_directors As md On m.id = md.movie_id</text:p>
      <text:p text:style-name="P3">Join dir_pulpfiction As dpf On md.director_id = dpf.director_id</text:p>
      <text:p text:style-name="P3">Where m.name &lt;&gt; 'Pulp Fiction'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4:08:50.684360364</meta:creation-date>
    <dc:date>2024-09-13T16:36:04.822661652</dc:date>
    <meta:editing-duration>PT4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365" meta:character-count="2293" meta:non-whitespace-character-count="1941"/>
  </office:meta>
</office:document-meta>
</file>